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354in" style:rel-column-width="25802*"/>
    </style:style>
    <style:style style:name="Table1.B" style:family="table-column">
      <style:table-column-properties style:column-width="2.2986in" style:rel-column-width="22504*"/>
    </style:style>
    <style:style style:name="Table1.C" style:family="table-column">
      <style:table-column-properties style:column-width="1.7597in" style:rel-column-width="17229*"/>
    </style:style>
    <style:style style:name="Table1.A1" style:family="table-cell">
      <style:table-cell-properties style:vertical-align="bottom" fo:padding="0.0382in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none" fo:border-top="none" fo:border-bottom="0.05pt solid #cccccc"/>
    </style:style>
    <style:style style:name="Table1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389in" style:rel-column-width="32690*"/>
    </style:style>
    <style:style style:name="Table2.B" style:family="table-column">
      <style:table-column-properties style:column-width="0.7938in" style:rel-column-width="7771*"/>
    </style:style>
    <style:style style:name="Table2.C" style:family="table-column">
      <style:table-column-properties style:column-width="0.4493in" style:rel-column-width="4400*"/>
    </style:style>
    <style:style style:name="Table2.D" style:family="table-column">
      <style:table-column-properties style:column-width="1.025in" style:rel-column-width="10038*"/>
    </style:style>
    <style:style style:name="Table2.E" style:family="table-column">
      <style:table-column-properties style:column-width="1.0861in" style:rel-column-width="10636*"/>
    </style:style>
    <style:style style:name="Table2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b3b3b3"/>
    </style:style>
    <style:style style:name="Table2.B3" style:family="table-cell">
      <style:table-cell-properties fo:padding="0.0382in" fo:border-left="none" fo:border-right="none" fo:border-top="none" fo:border-bottom="0.05pt solid #b3b3b3"/>
    </style:style>
    <style:style style:name="Table2.D3" style:family="table-cell">
      <style:table-cell-properties fo:padding="0.0382in" fo:border-left="none" fo:border-right="none" fo:border-top="none" fo:border-bottom="0.05pt solid #b3b3b3"/>
    </style:style>
    <style:style style:name="Table2.E3" style:family="table-cell">
      <style:table-cell-properties fo:padding="0.0382in" fo:border-left="none" fo:border-right="none" fo:border-top="none" fo:border-bottom="0.05pt solid #b3b3b3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D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D7" style:family="table-cell">
      <style:table-cell-properties fo:padding="0.0382in" fo:border="none"/>
    </style:style>
    <style:style style:name="Table2.E7" style:family="table-cell">
      <style:table-cell-properties fo:padding="0.0382in" fo:border="none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C8" style:family="table-cell">
      <style:table-cell-properties fo:padding="0.0382in" fo:border-left="none" fo:border-right="none" fo:border-top="0.05pt solid #000000" fo:border-bottom="none"/>
    </style:style>
    <style:style style:name="Table2.E8" style:family="table-cell">
      <style:table-cell-properties fo:padding="0.0382in" fo:border-left="none" fo:border-right="none" fo:border-top="0.05pt solid #000000" fo:border-bottom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E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C10" style:family="table-cell">
      <style:table-cell-properties fo:padding="0.0382in" fo:border-left="none" fo:border-right="none" fo:border-top="0.05pt solid #000000" fo:border-bottom="none"/>
    </style:style>
    <style:style style:name="Table2.E10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15c59e"/>
    </style:style>
    <style:style style:name="P16" style:family="paragraph" style:parent-style-name="terp_5f_default_5f_8">
      <style:text-properties fo:color="#000000" style:font-name="DejaVu Sans" officeooo:paragraph-rsid="0015c59e"/>
    </style:style>
    <style:style style:name="P17" style:family="paragraph" style:parent-style-name="terp_5f_default_5f_9"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o.partner_id.lang)&gt;</text:placeholder></text:p>
      <text:p text:style-name="P16"><text:span text:style-name="T2"><text:text-input text:description="&lt;o.partner_id.company_ext&gt;">o.partner_id.company_ext</text:text-input></text:span></text:p>
      <text:p text:style-name="P12"><text:text-input text:description="&lt;o.partner_id.department_company_ext&gt;">o.partner_id.department_company_ext</text:text-input></text:p>
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<text:p text:style-name="P12"><text:text-input text:description="&lt;o.partner_address_id.zip&gt;">o.partner_address_id.zip</text:text-input> <text:text-input text:description="&lt;o.partner_address_id.city&gt;">o.partner_address_id.city</text:text-input></text:p>
      <text:p text:style-name="P12"><text:text-input text:description="&lt;o.partner_address_id.country_id.name&gt;">o.partner_address_id.country_id.name</text:text-input></text:p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B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/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10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B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10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3"><text:text-input text:description="&lt;line.notes&gt;">&lt;line.notes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2"><text:text-input text:description="&lt;/if&gt;">&lt;/if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><text:text-input text:description="&lt;/for&gt;">&lt;/for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10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9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E9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14"/>
          </table:table-cell>
          <table:table-cell table:style-name="Table2.C10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9-04T10:59:43</meta:creation-date>
    <dc:date>2014-01-16T11:17:48</dc:date>
    <meta:editing-cycles>313</meta:editing-cycles>
    <meta:editing-duration>P1DT8H51M6S</meta:editing-duration>
    <dc:creator>thegrymek </dc:creator>
    <meta:document-statistic meta:table-count="2" meta:image-count="0" meta:object-count="0" meta:page-count="1" meta:paragraph-count="34" meta:word-count="97" meta:character-count="1376" meta:non-whitespace-character-count="1311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